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058cm" svg:height="3.58cm" svg:x="9.463cm" svg:y="7.812cm">
          <text:p text:style-name="P1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18cm" svg:height="1.774cm" svg:x="2.085cm" svg:y="6.163cm">
          <text:p text:style-name="P1">IRQ</text:p>
          <text:p text:style-name="P1">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163cm" svg:y1="7.252cm" svg:x2="10.552cm" svg:y2="8.093cm">
          <text:p/>
        </draw:line>
        <draw:frame draw:style-name="gr3" draw:text-style-name="P2" draw:layer="layout" svg:width="4.669cm" svg:height="0.725cm" svg:x="6.599cm" svg:y="6.256cm">
          <draw:text-box>
            <text:p><text:span text:style-name="T1">sched_schedule()</text:span></text:p>
          </draw:text-box>
        </draw:frame>
        <draw:line draw:style-name="gr2" draw:text-style-name="P1" draw:layer="layout" svg:x1="5.167cm" svg:y1="7.75cm" svg:x2="9.307cm" svg:y2="9.525cm">
          <text:p/>
        </draw:line>
        <draw:frame draw:style-name="gr3" draw:text-style-name="P2" draw:layer="layout" svg:width="4.669cm" svg:height="0.725cm" svg:x="4.234cm" svg:y="8.933cm">
          <draw:text-box>
            <text:p><text:span text:style-name="T1">sched_do_tick()</text:span></text:p>
          </draw:text-box>
        </draw:frame>
        <draw:custom-shape draw:style-name="gr1" draw:text-style-name="P1" draw:layer="layout" svg:width="3.518cm" svg:height="1.774cm" svg:x="11.049cm" svg:y="3.175cm">
          <text:p text:style-name="P1">Debu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55cm" svg:y1="5.478cm" svg:x2="13.322cm" svg:y2="7.47cm">
          <text:p/>
        </draw:line>
        <draw:frame draw:style-name="gr3" draw:text-style-name="P2" draw:layer="layout" svg:width="4.669cm" svg:height="0.725cm" svg:x="13.104cm" svg:y="5.758cm">
          <draw:text-box>
            <text:p><text:span text:style-name="T1">sched_override</text:span></text:p>
          </draw:text-box>
        </draw:frame>
        <draw:custom-shape draw:style-name="gr1" draw:text-style-name="P1" draw:layer="layout" svg:width="4.091cm" svg:height="1.98cm" svg:x="9.587cm" svg:y="13.26cm">
          <text:p text:style-name="P1">System call</text:p>
          <text:p text:style-name="P1">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451cm" svg:y1="11.797cm" svg:x2="18.77cm" svg:y2="9.711cm">
          <text:p/>
        </draw:line>
        <draw:line draw:style-name="gr2" draw:text-style-name="P1" draw:layer="layout" svg:x1="20.077cm" svg:y1="11.921cm" svg:x2="17.774cm" svg:y2="10.925cm">
          <text:p/>
        </draw:line>
        <draw:frame draw:style-name="gr3" draw:text-style-name="P2" draw:layer="layout" svg:width="4.669cm" svg:height="0.725cm" svg:x="15.875cm" svg:y="11.797cm">
          <draw:text-box>
            <text:p><text:span text:style-name="T1">sched_enqueue</text:span></text:p>
          </draw:text-box>
        </draw:frame>
        <draw:frame draw:style-name="gr3" draw:text-style-name="P2" draw:layer="layout" svg:width="4.669cm" svg:height="0.725cm" svg:x="20.045cm" svg:y="10.52cm">
          <draw:text-box>
            <text:p><text:span text:style-name="T1">sched_dequeue</text:span></text:p>
          </draw:text-box>
        </draw:frame>
        <draw:line draw:style-name="gr2" draw:text-style-name="P1" draw:layer="layout" svg:x1="13.104cm" svg:y1="13.135cm" svg:x2="13.447cm" svg:y2="11.735cm">
          <text:p/>
        </draw:line>
        <draw:frame draw:style-name="gr3" draw:text-style-name="P2" draw:layer="layout" svg:width="4.669cm" svg:height="0.725cm" svg:x="9.058cm" svg:y="12.077cm">
          <draw:text-box>
            <text:p><text:span text:style-name="T1">do_sched_yiel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ian </meta:initial-creator>
    <meta:creation-date>2011-08-13T16:12:23</meta:creation-date>
    <dc:date>2011-08-14T21:39:06</dc:date>
    <dc:creator>Christian </dc:creator>
    <meta:editing-duration>PT14M33S</meta:editing-duration>
    <meta:editing-cycles>6</meta:editing-cycles>
    <meta:generator>LibreOffice/3.3$Linux LibreOffice_project/330m19$Build-202</meta:generator>
    <meta:document-statistic meta:object-count="39"/>
  </office:meta>
</office:document-meta>
</file>